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ffff" draw:textarea-vertical-align="middle"/>
    </style:style>
    <style:style style:name="gr3" style:family="graphic" style:parent-style-name="standard">
      <style:graphic-properties draw:fill="solid" draw:fill-color="#ffffcc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ffcc" draw:textarea-vertical-align="top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ffffcc" draw:textarea-vertical-align="middle"/>
    </style:style>
    <style:style style:name="gr8" style:family="graphic" style:parent-style-name="standard">
      <style:graphic-properties draw:fill="solid" draw:fill-color="#33ff99" draw:textarea-vertical-align="middle"/>
    </style:style>
    <style:style style:name="gr9" style:family="graphic" style:parent-style-name="standard">
      <style:graphic-properties draw:fill="solid" draw:fill-color="#66ff99" draw:textarea-vertical-align="middle"/>
    </style:style>
    <style:style style:name="gr10" style:family="graphic" style:parent-style-name="standard">
      <style:graphic-properties draw:fill="solid" draw:fill-color="#33ff99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 style:list-style-name="L2">
      <style:graphic-properties draw:fill-color="#ffffff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draw:auto-grow-height="true" fo:min-height="1.737cm"/>
    </style:style>
    <style:style style:name="P1" style:family="paragraph">
      <style:paragraph-properties fo:margin-left="0.989cm" fo:margin-right="0cm" fo:text-align="start" fo:text-indent="-0.989cm"/>
    </style:style>
    <style:style style:name="P2" style:family="paragraph">
      <style:text-properties fo:font-size="32pt"/>
    </style:style>
    <style:style style:name="P3" style:family="paragraph">
      <style:paragraph-properties fo:margin-left="0.855cm" fo:margin-right="0cm" fo:text-align="start" fo:text-indent="-0.855cm">
        <style:tab-stops>
          <style:tab-stop style:position="-0.027cm"/>
        </style:tab-stops>
      </style:paragraph-properties>
    </style:style>
    <style:style style:name="P4" style:family="paragraph">
      <style:paragraph-properties fo:margin-left="0.935cm" fo:margin-right="0cm" fo:text-align="start" fo:text-indent="-0.935cm">
        <style:tab-stops>
          <style:tab-stop style:position="0cm"/>
        </style:tab-stops>
      </style:paragraph-properties>
    </style:style>
    <style:style style:name="P5" style:family="paragraph">
      <style:paragraph-properties fo:margin-left="2.566cm" fo:margin-right="0cm" fo:text-align="start" fo:text-indent="0cm"/>
    </style:style>
    <style:style style:name="P6" style:family="paragraph">
      <style:paragraph-properties fo:margin-left="1.363cm" fo:margin-right="0cm" fo:text-align="start" fo:text-indent="0cm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style:paragraph-properties fo:margin-left="0.241cm" fo:margin-right="0cm" fo:text-align="start" fo:text-indent="0cm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A-DIY-BIG printer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1">Project meeting 11/26</text:span></text:p>
            <text:p><text:span text:style-name="T1"/></text:p>
            <text:p><text:span text:style-name="T1"/></text:p>
            <text:p text:style-name="P1"><text:span text:style-name="T1">Agenda:</text:span></text:p>
            <text:list text:style-name="L2">
              <text:list-item>
                <text:p text:style-name="P1"><text:span text:style-name="T1">Build "big decision flow chart" for the project.</text:span></text:p>
              </text:list-item>
              <text:list-item>
                <text:p text:style-name="P1"><text:span text:style-name="T1">Talk about a project name (I hate this part - someone please just pick a cool name)</text:span></text:p>
              </text:list-item>
              <text:list-item>
                <text:p text:style-name="P1"><text:span text:style-name="T1">Take a first crack a writing down the project goals and objectiv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3"><text:tab/>Create an ETA community project</text:p>
              </text:list-item>
              <text:list-item>
                <text:p text:style-name="P4"><text:tab/>Make an “industrial grade”, large capacity 3D printer for ETA studio users</text:p>
              </text:list-item>
            </text:list>
            <text:list text:style-name="L1">
              <text:list-item>
                <text:p text:style-name="P5"><text:span text:style-name="T2">Big enough for helmets/masks</text:span></text:p>
              </text:list-item>
              <text:list-item>
                <text:p text:style-name="P5"><text:span text:style-name="T2">High print quality and fast print speed</text:span></text:p>
              </text:list-item>
              <text:list-item>
                <text:p text:style-name="P5"><text:span text:style-name="T2">Easy to use</text:span></text:p>
              </text:list-item>
              <text:list-item>
                <text:p text:style-name="P5"><text:span text:style-name="T2">Easy to maintain</text:span></text:p>
              </text:list-item>
              <text:list-item>
                <text:p text:style-name="P5"><text:span text:style-name="T2">Well documented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ig decsion list – from proposa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3">Design decisions</text:span></text:p>
                <text:list>
                  <text:list-item>
                    <text:p text:style-name="P8"><text:span text:style-name="T4">Build plate size</text:span></text:p>
                  </text:list-item>
                  <text:list-item>
                    <text:p text:style-name="P8"><text:span text:style-name="T4">Max Z size</text:span></text:p>
                  </text:list-item>
                  <text:list-item>
                    <text:p text:style-name="P8"><text:span text:style-name="T4">CoreXY belt layout (mostly pulley arrangement)</text:span></text:p>
                  </text:list-item>
                  <text:list-item>
                    <text:p text:style-name="P8"><text:span text:style-name="T4">Idler pulley support (cantilever axles vs other, plate vs rails)</text:span></text:p>
                  </text:list-item>
                  <text:list-item>
                    <text:p text:style-name="P8"><text:span text:style-name="T4">Motor mounting (direct vs coupler)</text:span></text:p>
                  </text:list-item>
                  <text:list-item>
                    <text:p text:style-name="P8"><text:span text:style-name="T4">Motor selection (size)</text:span></text:p>
                  </text:list-item>
                  <text:list-item>
                    <text:p text:style-name="P8"><text:span text:style-name="T4">Rail selection (linear vs something else) and placement.</text:span></text:p>
                  </text:list-item>
                  <text:list-item>
                    <text:p text:style-name="P8"><text:span text:style-name="T4">Gantry design</text:span></text:p>
                  </text:list-item>
                  <text:list-item>
                    <text:p text:style-name="P8"><text:span text:style-name="T4">Z-axis (single lead screw vs three)</text:span></text:p>
                  </text:list-item>
                  <text:list-item>
                    <text:p text:style-name="P8"><text:span text:style-name="T4">Electronics (Duet 2 vs wait for Duet 3, UI)</text:span></text:p>
                  </text:list-item>
                  <text:list-item>
                    <text:p text:style-name="P8"><text:span text:style-name="T4">Frame – anti-racking strength (hefty Al stock vs thinner stock with corner strengthening.</text:span></text:p>
                  </text:list-item>
                  <text:list-item>
                    <text:p text:style-name="P8"><text:span text:style-name="T4">Manufactured mechanical pieces – 3D printed vs machined.</text:span></text:p>
                  </text:list-item>
                  <text:list-item>
                    <text:p text:style-name="P8"><text:span text:style-name="T4">Power distribution and control.</text:span></text:p>
                  </text:list-item>
                  <text:list-item>
                    <text:p text:style-name="P8"><text:span text:style-name="T4">Tool changer or permanent tool (and how many nozzles)</text:span></text:p>
                  </text:list-item>
                  <text:list-item>
                    <text:p text:style-name="P8"><text:span text:style-name="T4">Extruder type (Bowden, direct drive)</text:span></text:p>
                  </text:list-item>
                  <text:list-item>
                    <text:p text:style-name="P8"><text:span text:style-name="T4">Hot end selection</text:span></text:p>
                  </text:list-item>
                  <text:list-item>
                    <text:p text:style-name="P8"><text:span text:style-name="T4">Enclosure design and thermal manage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ision doc – Build plat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2019-11-26 </text:span></text:p>
                <text:list>
                  <text:list-item>
                    <text:p><text:span text:style-name="T6">Proposed decision: 350mm x 350mm (13.75”” x 13.75”)</text:span></text:p>
                  </text:list-item>
                  <text:list-item>
                    <text:p><text:span text:style-name="T6">Concerns = exceeds Mark's Y dimension (~290mm) </text:span></text:p>
                  </text:list-item>
                  <text:list-item>
                    <text:p><text:span text:style-name="T6">Rationale</text:span></text:p>
                    <text:list>
                      <text:list-item>
                        <text:p><text:span text:style-name="T7">This is a “minimum” size to print helmets.</text:span></text:p>
                      </text:list-item>
                    </text:list>
                  </text:list-item>
                  <text:list-item>
                    <text:p><text:span text:style-name="T7">Next steps</text:span></text:p>
                    <text:list>
                      <text:list-item>
                        <text:p><text:span text:style-name="T7">Review Mark's design for expandability. Chat with Mark about feasibility of making the plate bigg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ision doc – Z-heigh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2019-11-26 </text:span></text:p>
                <text:list>
                  <text:list-item>
                    <text:p><text:span text:style-name="T6">Proposed decision: Max height that can fit inside Mark's frame. (Minimum height is 309mm)</text:span></text:p>
                  </text:list-item>
                  <text:list-item>
                    <text:p><text:span text:style-name="T6">Rationale</text:span></text:p>
                    <text:list>
                      <text:list-item>
                        <text:p><text:span text:style-name="T7">Mark's current Z height is adequate for parts we want to build.</text:span></text:p>
                      </text:list-item>
                    </text:list>
                  </text:list-item>
                  <text:list-item>
                    <text:p><text:span text:style-name="T7">Next steps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0cm" svg:y="0.837cm" presentation:class="title" presentation:user-transformed="true">
          <draw:text-box>
            <text:p>Decision doc – printer loca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2019-11-26 </text:span></text:p>
                <text:list>
                  <text:list-item>
                    <text:p><text:span text:style-name="T6">Proposed decision: Under fume hood</text:span></text:p>
                  </text:list-item>
                  <text:list-item>
                    <text:p><text:span text:style-name="T6">Rationale</text:span></text:p>
                    <text:list>
                      <text:list-item>
                        <text:p><text:span text:style-name="T7"><text:s/></text:span><text:span text:style-name="T7">Increased material options.</text:span></text:p>
                      </text:list-item>
                      <text:list-item>
                        <text:p><text:span text:style-name="T7">Solid table</text:span></text:p>
                      </text:list-item>
                      <text:list-item>
                        <text:p><text:span text:style-name="T7"><text:s/></text:span></text:p>
                      </text:list-item>
                    </text:list>
                  </text:list-item>
                  <text:list-item>
                    <text:p><text:span text:style-name="T7">Next steps</text:span></text:p>
                    <text:list>
                      <text:list-item>
                        <text:p><text:span text:style-name="T7">Table is 700 mm deep</text:span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1.737cm" svg:x="1.4cm" svg:y="0.82cm" presentation:class="title" presentation:user-transformed="true">
          <draw:text-box>
            <text:p>Decision flow – Fundamentals</text:p>
          </draw:text-box>
        </draw:frame>
        <draw:rect draw:style-name="gr2" draw:text-style-name="P10" draw:layer="layout" svg:width="6.096cm" svg:height="1.27cm" svg:x="2.032cm" svg:y="4.064cm">
          <text:p text:style-name="P9"><text:span text:style-name="T8">Printer Style <text:s/>== CoreXY</text:span></text:p>
        </draw:rect>
        <draw:rect draw:style-name="gr3" draw:text-style-name="P10" xml:id="id1" draw:id="id1" draw:layer="layout" svg:width="6.096cm" svg:height="1.778cm" svg:x="2.032cm" svg:y="6.858cm">
          <text:p text:style-name="P9"><text:span text:style-name="T8">Printable materials?</text:span></text:p>
          <text:p text:style-name="P9"><text:span text:style-name="T8">(Max bed temp)</text:span></text:p>
          <text:p text:style-name="P9"><text:span text:style-name="T8">(Max extruder temp)</text:span></text:p>
        </draw:rect>
        <draw:rect draw:style-name="gr3" draw:text-style-name="P10" draw:layer="layout" svg:width="6.096cm" svg:height="1.778cm" svg:x="2.032cm" svg:y="9.652cm">
          <text:p text:style-name="P9"><text:span text:style-name="T8">LEDs</text:span></text:p>
          <text:p text:style-name="P9"><text:span text:style-name="T8">Illumination?</text:span></text:p>
          <text:p text:style-name="P9"><text:span text:style-name="T8">Light show?</text:span></text:p>
        </draw:rect>
        <draw:rect draw:style-name="gr3" draw:text-style-name="P10" draw:layer="layout" svg:width="6.096cm" svg:height="1.778cm" svg:x="2.032cm" svg:y="12.192cm">
          <text:p text:style-name="P9"><text:span text:style-name="T8">Video capture?</text:span></text:p>
        </draw:rect>
        <draw:rect draw:style-name="gr3" draw:text-style-name="P10" draw:layer="layout" svg:width="6.096cm" svg:height="1.778cm" svg:x="2.032cm" svg:y="14.986cm">
          <text:p text:style-name="P9"><text:span text:style-name="T8">Telemetry?</text:span></text:p>
        </draw:rect>
        <draw:rect draw:style-name="gr3" draw:text-style-name="P10" xml:id="id2" draw:id="id2" draw:layer="layout" svg:width="3.81cm" svg:height="1.016cm" svg:x="9.398cm" svg:y="7.112cm">
          <text:p text:style-name="P9"><text:span text:style-name="T8">min quality Print speed</text:span></text:p>
          <text:p text:style-name="P9"><text:span text:style-name="T8">PLA @ 100mm/sec</text:span></text:p>
        </draw:rect>
        <draw:connector draw:style-name="gr4" draw:text-style-name="P9" draw:layer="layout" svg:x1="8.128cm" svg:y1="7.747cm" svg:x2="9.398cm" svg:y2="7.62cm" draw:start-shape="id1" draw:start-glue-point="1" draw:end-shape="id2" draw:end-glue-point="3" svg:d="M8128 7747h529v-127h741">
          <text:p/>
        </draw:connector>
        <draw:rect draw:style-name="gr5" draw:text-style-name="P10" draw:layer="layout" svg:width="10.668cm" svg:height="6.604cm" svg:x="9.398cm" svg:y="9.652cm">
          <text:p text:style-name="P9"><text:span text:style-name="T8">Design Leverage points</text:span></text:p>
          <text:list text:style-name="L1">
            <text:list-item>
              <text:p text:style-name="P11"><text:span text:style-name="T8">Overall Layout == Mark McComsey's Design</text:span></text:p>
            </text:list-item>
            <text:list-item>
              <text:p text:style-name="P11"><text:span text:style-name="T8">Tool changer (if used) == Jubilee (E3D variant)</text:span></text:p>
            </text:list-item>
            <text:list-item>
              <text:p text:style-name="P11"><text:span text:style-name="T8">Belt Layout</text:span></text:p>
            </text:list-item>
            <text:list-item>
              <text:p text:style-name="P11"><text:span text:style-name="T8">Other?</text:span></text:p>
            </text:list-item>
          </text:list>
        </draw:rect>
        <draw:rect draw:style-name="gr3" draw:text-style-name="P10" draw:layer="layout" svg:width="6.096cm" svg:height="1.778cm" svg:x="15.494cm" svg:y="4.318cm">
          <text:p text:style-name="P9"><text:span text:style-name="T8">Where does the printer </text:span></text:p>
          <text:p text:style-name="P9"><text:span text:style-name="T8">live in the studio?</text:span></text:p>
          <text:p text:style-name="P9"><text:span text:style-name="T8"/></text:p>
          <text:p text:style-name="P9"><text:span text:style-name="T8">Under fume hood. </text:span></text:p>
        </draw:rect>
        <draw:rect draw:style-name="gr2" draw:text-style-name="P10" draw:layer="layout" svg:width="6.096cm" svg:height="1.27cm" svg:x="2.032cm" svg:y="5.334cm">
          <text:p text:style-name="P9"><text:span text:style-name="T8">Documentation repository <text:s text:c="2"/>== github – Mike to GET A PROJECT CREATED.</text:span></text:p>
        </draw:rect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ision doc – Design Leverag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2019-11-26 </text:span></text:p>
                <text:list>
                  <text:list-item>
                    <text:p><text:span text:style-name="T6">Proposed decision: Near-copy of Mark McComsey's design.</text:span></text:p>
                    <text:p><text:span text:style-name="T6"/></text:p>
                  </text:list-item>
                  <text:list-item>
                    <text:p><text:span text:style-name="T6">Rationale</text:span></text:p>
                    <text:list>
                      <text:list-item>
                        <text:p><text:span text:style-name="T7">This is a “minimum” size to print helmets.</text:span></text:p>
                      </text:list-item>
                    </text:list>
                  </text:list-item>
                  <text:list-item>
                    <text:p><text:span text:style-name="T7">Next steps</text:span></text:p>
                    <text:list>
                      <text:list-item>
                        <text:p><text:span text:style-name="T7">Review Mark's design for expandability. Chat with Mark about feasibility of making the plate bigg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0cm" svg:y="0.837cm" presentation:class="title" presentation:user-transformed="true">
          <draw:text-box>
            <text:p>Decision doc – hot end/ extrude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2019-11-26 </text:span></text:p>
                <text:list>
                  <text:list-item>
                    <text:p><text:span text:style-name="T6">Proposed decision: Default print head is dual extrusion head. </text:span></text:p>
                  </text:list-item>
                  <text:list-item>
                    <text:p><text:span text:style-name="T6">Rationale</text:span></text:p>
                    <text:list>
                      <text:list-item>
                        <text:p><text:span text:style-name="T7"><text:s/></text:span><text:span text:style-name="T7">Allows dual materials. </text:span></text:p>
                      </text:list-item>
                    </text:list>
                  </text:list-item>
                  <text:list-item>
                    <text:p><text:span text:style-name="T7">Next steps</text:span></text:p>
                    <text:list>
                      <text:list-item>
                        <text:p><text:span text:style-name="T7">Pick a specific hot end to use.</text:span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ision doc – Printer Styl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2019-11-26 </text:span></text:p>
                <text:list>
                  <text:list-item>
                    <text:p><text:span text:style-name="T6">Proposed decision: DIY a <text:s/>Core XY style printer</text:span></text:p>
                  </text:list-item>
                  <text:list-item>
                    <text:p><text:span text:style-name="T6">Rationale</text:span></text:p>
                    <text:list>
                      <text:list-item>
                        <text:p><text:span text:style-name="T7"><text:s/></text:span><text:span text:style-name="T7">No movement of the part being built means less moving mass. Lower forces that would tend to trip the part off the build plate and/or oppose the motion intended by the motors.</text:span></text:p>
                      </text:list-item>
                      <text:list-item>
                        <text:p><text:span text:style-name="T7">Why nmot Hbot? Online engineering reference (</text:span><text:span text:style-name="T7"><text:a xlink:href="http://www.doublejumpelectric.com/projects/core_xy/2014-07-15-core_xy/">http://www.doublejumpelectric.com/projects/core_xy/2014-07-15-core_xy/</text:a></text:span><text:span text:style-name="T7">) details why a CoreXY is inherently ls more stable than an Hbot.</text:span></text:p>
                      </text:list-item>
                      <text:list-item>
                        <text:p><text:span text:style-name="T7">Why not cartesian? A cartesian has 2 moving rails (one on X and one on Y). This means more moving mass, and the challenges associated with mass. </text:span></text:p>
                      </text:list-item>
                    </text:list>
                  </text:list-item>
                  <text:list-item>
                    <text:p><text:span text:style-name="T7">Next steps</text:span></text:p>
                    <text:list>
                      <text:list-item>
                        <text:p><text:span text:style-name="T7">If not objections, will lock this at our next meeting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ision doc – Document repository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2019-11-26 </text:span></text:p>
                <text:list>
                  <text:list-item>
                    <text:p><text:span text:style-name="T6">Proposed decision: DIY a <text:s/>Core XY style printer</text:span></text:p>
                  </text:list-item>
                  <text:list-item>
                    <text:p><text:span text:style-name="T6">Rationale</text:span></text:p>
                    <text:list>
                      <text:list-item>
                        <text:p><text:span text:style-name="T7"><text:s/></text:span></text:p>
                      </text:list-item>
                    </text:list>
                  </text:list-item>
                  <text:list-item>
                    <text:p><text:span text:style-name="T7">Next steps</text:span></text:p>
                    <text:list>
                      <text:list-item>
                        <text:p><text:span text:style-name="T7">If not objections, will lock this at our next meeting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ysis Core XY belt layou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2019-11-27 After the meeting</text:span></text:p>
                <text:list>
                  <text:list-item>
                    <text:p><text:span text:style-name="T6">Good reference material</text:span></text:p>
                    <text:list>
                      <text:list-item>
                        <text:p><text:span text:style-name="T6"><text:a xlink:href="https://drmrehorst.blogspot.com/2018/08/corexy-mechanism-layout-and-belt.html">https://drmrehorst.blogspot.com/2018/08/corexy-mechanism-layout-and-belt.html</text:a></text:span></text:p>
                      </text:list-item>
                      <text:list-item>
                        <text:p><text:span text:style-name="T6"><text:a xlink:href="https://drmrehorst.blogspot.com/2017/07/ummd-corexy-mechanism.html">https://drmrehorst.blogspot.com/2017/07/ummd-corexy-mechanism.html</text:a></text:span></text:p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Rationale</text:span></text:p>
                    <text:list>
                      <text:list-item>
                        <text:p><text:span text:style-name="T7"><text:s/></text:span></text:p>
                      </text:list-item>
                    </text:list>
                  </text:list-item>
                  <text:list-item>
                    <text:p><text:span text:style-name="T7">Next steps</text:span></text:p>
                    <text:list>
                      <text:list-item>
                        <text:p><text:span text:style-name="T7">If not objections, will lock this at our next meeting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1.737cm" svg:x="1.4cm" svg:y="0.82cm" presentation:class="title" presentation:user-transformed="true">
          <draw:text-box>
            <text:p>Decision flow – frame size</text:p>
          </draw:text-box>
        </draw:frame>
        <draw:rect draw:style-name="gr3" draw:text-style-name="P10" xml:id="id5" draw:id="id5" draw:layer="layout" svg:width="2.794cm" svg:height="1.27cm" svg:x="2.032cm" svg:y="4.064cm">
          <text:p text:style-name="P9"><text:span text:style-name="T8">Build plate </text:span></text:p>
          <text:p text:style-name="P9"><text:span text:style-name="T8">Size?</text:span></text:p>
        </draw:rect>
        <draw:rect draw:style-name="gr3" draw:text-style-name="P10" xml:id="id7" draw:id="id7" draw:layer="layout" svg:width="2.794cm" svg:height="1.27cm" svg:x="2.032cm" svg:y="5.334cm">
          <text:p text:style-name="P9"><text:span text:style-name="T8">Part </text:span></text:p>
          <text:p text:style-name="P9"><text:span text:style-name="T8">Max Z Height?</text:span></text:p>
        </draw:rect>
        <draw:rect draw:style-name="gr3" draw:text-style-name="P10" xml:id="id3" draw:id="id3" draw:layer="layout" svg:width="2.794cm" svg:height="1.27cm" svg:x="2.032cm" svg:y="14.732cm">
          <text:p text:style-name="P9"><text:span text:style-name="T8">Tool changer?</text:span></text:p>
        </draw:rect>
        <draw:connector draw:style-name="gr6" draw:text-style-name="P10" draw:layer="layout" draw:line-skew="-0.127cm -0.515cm" svg:x1="4.826cm" svg:y1="15.367cm" svg:x2="7.493cm" svg:y2="14.986cm" draw:start-shape="id3" draw:start-glue-point="1" draw:end-shape="id4" draw:end-glue-point="0" svg:d="M4826 15367h508v-1397h2159v1016">
          <text:p text:style-name="P9"><text:span text:style-name="T8">Yes</text:span></text:p>
        </draw:connector>
        <draw:rect draw:style-name="gr3" draw:text-style-name="P10" xml:id="id12" draw:id="id12" draw:layer="layout" svg:width="2.794cm" svg:height="0.762cm" svg:x="10.668cm" svg:y="15.24cm">
          <text:p text:style-name="P9"><text:span text:style-name="T8">Which face?</text:span></text:p>
        </draw:rect>
        <draw:rect draw:style-name="gr3" draw:text-style-name="P10" xml:id="id15" draw:id="id15" draw:layer="layout" svg:width="2.794cm" svg:height="0.762cm" svg:x="10.668cm" svg:y="16.002cm">
          <text:p text:style-name="P9"><text:span text:style-name="T8">Volume?</text:span></text:p>
        </draw:rect>
        <draw:rect draw:style-name="gr3" draw:text-style-name="P10" xml:id="id4" draw:id="id4" draw:layer="layout" svg:width="2.794cm" svg:height="0.762cm" svg:x="6.096cm" svg:y="14.986cm">
          <text:p text:style-name="P9"><text:span text:style-name="T8">Select one</text:span></text:p>
        </draw:rect>
        <draw:rect draw:style-name="gr3" draw:text-style-name="P10" xml:id="id13" draw:id="id13" draw:layer="layout" svg:width="2.794cm" svg:height="0.762cm" svg:x="6.096cm" svg:y="15.748cm">
          <text:p text:style-name="P9"><text:span text:style-name="T8">How many tools</text:span></text:p>
        </draw:rect>
        <draw:rect draw:style-name="gr3" draw:text-style-name="P10" xml:id="id14" draw:id="id14" draw:layer="layout" svg:width="2.794cm" svg:height="0.762cm" svg:x="6.096cm" svg:y="16.51cm">
          <text:p text:style-name="P9"><text:span text:style-name="T8">Which tools?</text:span></text:p>
        </draw:rect>
        <draw:rect draw:style-name="gr3" draw:text-style-name="P10" xml:id="id8" draw:id="id8" draw:layer="layout" svg:width="2.794cm" svg:height="1.778cm" svg:x="2.032cm" svg:y="6.858cm">
          <text:p text:style-name="P9"><text:span text:style-name="T8">Z- Lift </text:span></text:p>
          <text:p text:style-name="P9"><text:span text:style-name="T8">One or three </text:span></text:p>
          <text:p text:style-name="P9"><text:span text:style-name="T8">motors</text:span></text:p>
        </draw:rect>
        <draw:rect draw:style-name="gr3" draw:text-style-name="P10" xml:id="id9" draw:id="id9" draw:layer="layout" svg:width="2.794cm" svg:height="1.27cm" svg:x="5.334cm" svg:y="6.858cm">
          <text:p text:style-name="P9"><text:span text:style-name="T8">NEMA 17 </text:span></text:p>
          <text:p text:style-name="P9"><text:span text:style-name="T8">or 23 motor(s)</text:span></text:p>
        </draw:rect>
        <draw:rect draw:style-name="gr3" draw:text-style-name="P10" xml:id="id10" draw:id="id10" draw:layer="layout" svg:width="2.794cm" svg:height="0.762cm" svg:x="9.906cm" svg:y="6.858cm">
          <text:p text:style-name="P9"><text:span text:style-name="T8">Which face(es)?</text:span></text:p>
        </draw:rect>
        <draw:rect draw:style-name="gr3" draw:text-style-name="P10" xml:id="id11" draw:id="id11" draw:layer="layout" svg:width="2.794cm" svg:height="0.762cm" svg:x="9.906cm" svg:y="7.62cm">
          <text:p text:style-name="P9"><text:span text:style-name="T8">Volume?</text:span></text:p>
        </draw:rect>
        <draw:rect draw:style-name="gr3" draw:text-style-name="P10" xml:id="id16" draw:id="id16" draw:layer="layout" svg:width="2.794cm" svg:height="1.27cm" svg:x="2.032cm" svg:y="18.542cm">
          <text:p text:style-name="P9"><text:span text:style-name="T8">Enclosed?</text:span></text:p>
        </draw:rect>
        <draw:rect draw:style-name="gr3" draw:text-style-name="P10" xml:id="id17" draw:id="id17" draw:layer="layout" svg:width="2.794cm" svg:height="1.27cm" svg:x="5.588cm" svg:y="18.542cm">
          <text:p text:style-name="P9"><text:span text:style-name="T8">Airflow plan </text:span></text:p>
          <text:p text:style-name="P9"><text:span text:style-name="T8">fan placement</text:span></text:p>
        </draw:rect>
        <draw:rect draw:style-name="gr3" draw:text-style-name="P10" xml:id="id6" draw:id="id6" draw:layer="layout" svg:width="3.81cm" svg:height="2.794cm" svg:x="15.748cm" svg:y="13.208cm">
          <text:p text:style-name="P9"><text:span text:style-name="T8">Required frame size</text:span></text:p>
          <text:p text:style-name="P9"><text:span text:style-name="T8">X = </text:span></text:p>
          <text:p text:style-name="P9"><text:span text:style-name="T8">Y =</text:span></text:p>
          <text:p text:style-name="P9"><text:span text:style-name="T8">Z =</text:span></text:p>
        </draw:rect>
        <draw:connector draw:style-name="gr4" draw:text-style-name="P9" draw:layer="layout" draw:line-skew="4.445cm" svg:x1="4.826cm" svg:y1="4.699cm" svg:x2="15.748cm" svg:y2="14.605cm" draw:start-shape="id5" draw:start-glue-point="1" draw:end-shape="id6" draw:end-glue-point="3" svg:d="M4826 4699h9906v9906h1016">
          <text:p/>
        </draw:connector>
        <draw:connector draw:style-name="gr4" draw:text-style-name="P9" draw:layer="layout" draw:line-skew="4.445cm" svg:x1="4.826cm" svg:y1="5.969cm" svg:x2="15.748cm" svg:y2="14.605cm" draw:start-shape="id7" draw:start-glue-point="1" draw:end-shape="id6" draw:end-glue-point="3" svg:d="M4826 5969h9906v8636h1016">
          <text:p/>
        </draw:connector>
        <draw:connector draw:style-name="gr7" draw:text-style-name="P9" draw:layer="layout" svg:x1="4.826cm" svg:y1="7.747cm" svg:x2="5.334cm" svg:y2="7.493cm" draw:start-shape="id8" draw:start-glue-point="1" draw:end-shape="id9" draw:end-glue-point="3" svg:d="M4826 7747h254v-254h254">
          <text:p/>
        </draw:connector>
        <draw:connector draw:style-name="gr4" draw:text-style-name="P9" draw:layer="layout" svg:x1="8.128cm" svg:y1="7.493cm" svg:x2="9.906cm" svg:y2="7.239cm" draw:start-shape="id9" draw:start-glue-point="1" draw:end-shape="id10" svg:d="M8128 7493h818v-254h960">
          <text:p/>
        </draw:connector>
        <draw:connector draw:style-name="gr4" draw:text-style-name="P9" draw:layer="layout" draw:line-skew="0.462cm" svg:x1="12.7cm" svg:y1="7.239cm" svg:x2="15.748cm" svg:y2="14.605cm" draw:start-shape="id10" draw:start-glue-point="1" draw:end-shape="id6" draw:end-glue-point="3" svg:d="M12700 7239h2032v7366h1016">
          <text:p/>
        </draw:connector>
        <draw:connector draw:style-name="gr4" draw:text-style-name="P9" draw:layer="layout" draw:line-skew="0.508cm" svg:x1="12.7cm" svg:y1="8.001cm" svg:x2="15.748cm" svg:y2="14.605cm" draw:start-shape="id11" draw:start-glue-point="1" draw:end-shape="id6" draw:end-glue-point="3" svg:d="M12700 8001h2032v6604h1016">
          <text:p/>
        </draw:connector>
        <draw:connector draw:style-name="gr7" draw:text-style-name="P9" draw:layer="layout" draw:line-skew="0.127cm" svg:x1="8.89cm" svg:y1="15.367cm" svg:x2="12.065cm" svg:y2="15.24cm" draw:start-shape="id4" draw:start-glue-point="1" draw:end-shape="id12" draw:end-glue-point="0" svg:d="M8890 15367h1016v-628h2159v501">
          <text:p/>
        </draw:connector>
        <draw:connector draw:style-name="gr7" draw:text-style-name="P9" draw:layer="layout" draw:line-skew="0.083cm" svg:x1="8.89cm" svg:y1="16.129cm" svg:x2="12.065cm" svg:y2="15.24cm" draw:start-shape="id13" draw:start-glue-point="1" draw:end-shape="id12" draw:end-glue-point="0" svg:d="M8890 16129h1016v-1390h2159v501">
          <text:p/>
        </draw:connector>
        <draw:connector draw:style-name="gr7" draw:text-style-name="P9" draw:layer="layout" draw:line-skew="0.127cm" svg:x1="8.89cm" svg:y1="16.891cm" svg:x2="12.065cm" svg:y2="15.24cm" draw:start-shape="id14" draw:start-glue-point="1" draw:end-shape="id12" draw:end-glue-point="0" svg:d="M8890 16891h1016v-2152h2159v501">
          <text:p/>
        </draw:connector>
        <draw:connector draw:style-name="gr4" draw:text-style-name="P9" draw:layer="layout" draw:line-skew="0.127cm" svg:x1="13.462cm" svg:y1="15.621cm" svg:x2="15.748cm" svg:y2="14.605cm" draw:start-shape="id12" draw:start-glue-point="1" draw:end-shape="id6" draw:end-glue-point="3" svg:d="M13462 15621h1270v-1016h1016">
          <text:p/>
        </draw:connector>
        <draw:connector draw:style-name="gr4" draw:text-style-name="P9" draw:layer="layout" draw:line-skew="0.127cm" svg:x1="13.462cm" svg:y1="16.383cm" svg:x2="15.748cm" svg:y2="14.605cm" draw:start-shape="id15" draw:end-shape="id6" draw:end-glue-point="3" svg:d="M13462 16383h1270v-1778h1016">
          <text:p/>
        </draw:connector>
        <draw:connector draw:style-name="gr7" draw:text-style-name="P9" draw:layer="layout" svg:x1="4.826cm" svg:y1="19.177cm" svg:x2="5.588cm" svg:y2="19.177cm" draw:start-shape="id16" draw:start-glue-point="1" draw:end-shape="id17" draw:end-glue-point="3" svg:d="M4826 19177h762">
          <text:p/>
        </draw:connector>
        <draw:rect draw:style-name="gr3" draw:text-style-name="P10" xml:id="id18" draw:id="id18" draw:layer="layout" svg:width="2.794cm" svg:height="0.762cm" svg:x="10.668cm" svg:y="18.85cm">
          <text:p text:style-name="P9"><text:span text:style-name="T8">Volume?</text:span></text:p>
        </draw:rect>
        <draw:connector draw:style-name="gr7" draw:text-style-name="P9" draw:layer="layout" svg:x1="8.382cm" svg:y1="19.177cm" svg:x2="10.668cm" svg:y2="19.231cm" draw:start-shape="id17" draw:start-glue-point="1" draw:end-shape="id18" draw:end-glue-point="3" svg:d="M8382 19177h1143v54h1143">
          <text:p/>
        </draw:connector>
        <draw:connector draw:style-name="gr4" draw:text-style-name="P9" draw:layer="layout" draw:line-skew="0.127cm" svg:x1="13.462cm" svg:y1="19.231cm" svg:x2="15.748cm" svg:y2="14.605cm" draw:start-shape="id18" draw:end-shape="id6" draw:end-glue-point="3" svg:d="M13462 19231h1270v-4626h1016">
          <text:p/>
        </draw:connector>
        <draw:rect draw:style-name="gr3" draw:text-style-name="P10" xml:id="id19" draw:id="id19" draw:layer="layout" svg:width="2.794cm" svg:height="1.27cm" svg:x="21.59cm" svg:y="17.272cm">
          <text:p text:style-name="P9"><text:span text:style-name="T8">Select Frame </text:span></text:p>
          <text:p text:style-name="P9"><text:span text:style-name="T8">material</text:span></text:p>
        </draw:rect>
        <draw:connector draw:style-name="gr4" draw:text-style-name="P9" draw:layer="layout" svg:x1="17.653cm" svg:y1="16.002cm" svg:x2="22.987cm" svg:y2="17.272cm" draw:start-shape="id6" draw:start-glue-point="2" draw:end-shape="id19" svg:d="M17653 16002v635h5334v635">
          <text:p/>
        </draw:connector>
        <draw:rect draw:style-name="gr8" draw:text-style-name="P10" xml:id="id20" draw:id="id20" draw:layer="layout" svg:width="2.794cm" svg:height="1.27cm" svg:x="24.892cm" svg:y="17.272cm">
          <text:p text:style-name="P9"><text:span text:style-name="T8">Buy Frame </text:span></text:p>
          <text:p text:style-name="P9"><text:span text:style-name="T8">material</text:span></text:p>
        </draw:rect>
        <draw:connector draw:style-name="gr4" draw:text-style-name="P9" draw:layer="layout" svg:x1="24.384cm" svg:y1="17.907cm" svg:x2="24.892cm" svg:y2="17.907cm" draw:start-shape="id19" draw:start-glue-point="1" draw:end-shape="id20" draw:end-glue-point="3" svg:d="M24384 17907h508">
          <text:p/>
        </draw:connector>
        <draw:rect draw:style-name="gr8" draw:text-style-name="P10" xml:id="id21" draw:id="id21" draw:layer="layout" svg:width="2.794cm" svg:height="1.27cm" svg:x="6.858cm" svg:y="8.89cm">
          <text:p text:style-name="P9"><text:span text:style-name="T8">Buy Z Motors</text:span></text:p>
          <text:p text:style-name="P9"><text:span text:style-name="T8">material</text:span></text:p>
        </draw:rect>
        <draw:connector draw:style-name="gr4" draw:text-style-name="P9" draw:layer="layout" svg:x1="6.731cm" svg:y1="8.128cm" svg:x2="6.858cm" svg:y2="9.525cm" draw:start-shape="id9" draw:start-glue-point="2" draw:end-shape="id21" svg:d="M6731 8128v1397h127">
          <text:p/>
        </draw:connector>
        <draw:rect draw:style-name="gr3" draw:text-style-name="P10" xml:id="id22" draw:id="id22" draw:layer="layout" svg:width="3.048cm" svg:height="1.016cm" svg:x="17.272cm" svg:y="6.604cm">
          <text:p text:style-name="P9"><text:span text:style-name="T8">Select </text:span></text:p>
          <text:p text:style-name="P9"><text:span text:style-name="T8">Lead-screw(s) </text:span></text:p>
        </draw:rect>
        <draw:rect draw:style-name="gr3" draw:text-style-name="P10" xml:id="id23" draw:id="id23" draw:layer="layout" svg:width="3.048cm" svg:height="1.016cm" svg:x="17.272cm" svg:y="8.59cm">
          <text:p text:style-name="P9"><text:span text:style-name="T8">Select </text:span></text:p>
          <text:p text:style-name="P9"><text:span text:style-name="T8">Z rails</text:span></text:p>
        </draw:rect>
        <draw:rect draw:style-name="gr3" draw:text-style-name="P10" draw:layer="layout" svg:width="3.048cm" svg:height="1.016cm" svg:x="17.272cm" svg:y="7.62cm">
          <text:p text:style-name="P9"><text:span text:style-name="T8">Select </text:span></text:p>
          <text:p text:style-name="P9"><text:span text:style-name="T8">Shaft coupler(s)</text:span></text:p>
        </draw:rect>
        <draw:connector draw:style-name="gr4" draw:text-style-name="P9" draw:layer="layout" draw:line-skew="-5.969cm 0.247cm" svg:x1="4.826cm" svg:y1="7.747cm" svg:x2="18.796cm" svg:y2="6.604cm" draw:start-shape="id8" draw:start-glue-point="1" draw:end-shape="id22" draw:end-glue-point="0" svg:d="M4826 7747h254v-1397h13716v254">
          <text:p/>
        </draw:connector>
        <draw:rect draw:style-name="gr9" draw:text-style-name="P10" xml:id="id24" draw:id="id24" draw:layer="layout" svg:width="3.048cm" svg:height="1.016cm" svg:x="21.082cm" svg:y="6.604cm">
          <text:p text:style-name="P9"><text:span text:style-name="T8">Buy</text:span></text:p>
          <text:p text:style-name="P9"><text:span text:style-name="T8">Lead-screw(s) </text:span></text:p>
        </draw:rect>
        <draw:rect draw:style-name="gr9" draw:text-style-name="P10" draw:layer="layout" svg:width="3.048cm" svg:height="1.016cm" svg:x="21.082cm" svg:y="8.59cm">
          <text:p text:style-name="P9"><text:span text:style-name="T8">Buy</text:span></text:p>
          <text:p text:style-name="P9"><text:span text:style-name="T8">Z rails</text:span></text:p>
        </draw:rect>
        <draw:rect draw:style-name="gr9" draw:text-style-name="P10" draw:layer="layout" svg:width="3.048cm" svg:height="1.016cm" svg:x="21.082cm" svg:y="7.62cm">
          <text:p text:style-name="P9"><text:span text:style-name="T8">Buy </text:span></text:p>
          <text:p text:style-name="P9"><text:span text:style-name="T8">Shaft coupler(s)</text:span></text:p>
        </draw:rect>
        <draw:connector draw:style-name="gr4" draw:text-style-name="P9" draw:layer="layout" draw:line-skew="0cm 3.803cm" svg:x1="18.796cm" svg:y1="9.606cm" svg:x2="22.606cm" svg:y2="6.604cm" draw:start-shape="id23" draw:start-glue-point="2" draw:end-shape="id24" draw:end-glue-point="0" svg:d="M18796 9606v501h1778v-4004h2032v501">
          <text:p/>
        </draw:connector>
        <draw:rect draw:style-name="gr3" draw:text-style-name="P10" xml:id="id26" draw:id="id26" draw:layer="layout" svg:width="2.794cm" svg:height="1.27cm" svg:x="2.032cm" svg:y="11.176cm">
          <text:p text:style-name="P9"><text:span text:style-name="T8">Build plate </text:span></text:p>
          <text:p text:style-name="P9"><text:span text:style-name="T8">Structure?</text:span></text:p>
        </draw:rect>
        <draw:rect draw:style-name="gr3" draw:text-style-name="P10" xml:id="id25" draw:id="id25" draw:layer="layout" svg:width="2.794cm" svg:height="0.762cm" svg:x="9.652cm" svg:y="11.43cm">
          <text:p text:style-name="P9"><text:span text:style-name="T8">Z -Volume?</text:span></text:p>
        </draw:rect>
        <draw:connector draw:style-name="gr4" draw:text-style-name="P9" draw:layer="layout" draw:line-skew="0.384cm" svg:x1="12.446cm" svg:y1="11.811cm" svg:x2="15.748cm" svg:y2="14.605cm" draw:start-shape="id25" draw:start-glue-point="1" svg:d="M12446 11811h2286v2794h1016">
          <text:p/>
        </draw:connector>
        <draw:connector draw:style-name="gr4" draw:text-style-name="P9" draw:layer="layout" draw:line-skew="-5.969cm 0.247cm" svg:x1="4.826cm" svg:y1="7.747cm" svg:x2="18.796cm" svg:y2="6.604cm" svg:d="M4826 7747h254v-1397h13716v254">
          <text:p/>
        </draw:connector>
        <draw:connector draw:style-name="gr4" draw:text-style-name="P9" draw:layer="layout" svg:x1="4.826cm" svg:y1="11.811cm" svg:x2="9.652cm" svg:y2="11.811cm" draw:start-shape="id26" draw:start-glue-point="1" draw:end-shape="id25" draw:end-glue-point="3" svg:d="M4826 11811h4826">
          <text:p/>
        </draw:connector>
        <draw:rect draw:style-name="gr3" draw:text-style-name="P10" xml:id="id27" draw:id="id27" draw:layer="layout" svg:width="2.794cm" svg:height="1.27cm" svg:x="20.828cm" svg:y="13.208cm">
          <text:p text:style-name="P9"><text:span text:style-name="T8">Top plate size</text:span></text:p>
        </draw:rect>
        <draw:connector draw:style-name="gr4" draw:text-style-name="P9" draw:layer="layout" svg:x1="19.558cm" svg:y1="14.605cm" svg:x2="20.828cm" svg:y2="13.843cm" draw:start-shape="id6" draw:end-shape="id27" svg:d="M19558 14605h635v-762h635">
          <text:p/>
        </draw:connector>
        <draw:rect draw:style-name="gr8" draw:text-style-name="P10" xml:id="id28" draw:id="id28" draw:layer="layout" svg:width="2.794cm" svg:height="1.27cm" svg:x="24.384cm" svg:y="13.208cm">
          <text:p text:style-name="P9"><text:span text:style-name="T8">Buy top plate </text:span></text:p>
          <text:p text:style-name="P9"><text:span text:style-name="T8">material</text:span></text:p>
        </draw:rect>
        <draw:connector draw:style-name="gr4" draw:text-style-name="P9" draw:layer="layout" svg:x1="23.622cm" svg:y1="13.843cm" svg:x2="24.384cm" svg:y2="13.843cm" draw:start-shape="id27" draw:start-glue-point="1" draw:end-shape="id28" draw:end-glue-point="3" svg:d="M23622 13843h762">
          <text:p/>
        </draw:connector>
        <draw:rect draw:style-name="gr3" draw:text-style-name="P10" xml:id="id29" draw:id="id29" draw:layer="layout" svg:width="2.794cm" svg:height="1.27cm" svg:x="20.874cm" svg:y="14.732cm">
          <text:p text:style-name="P9"><text:span text:style-name="T8">Bottom</text:span></text:p>
          <text:p text:style-name="P9"><text:span text:style-name="T8"><text:s/></text:span><text:span text:style-name="T8">plate size</text:span></text:p>
        </draw:rect>
        <draw:connector draw:style-name="gr4" draw:text-style-name="P9" draw:layer="layout" svg:x1="19.558cm" svg:y1="14.605cm" svg:x2="20.874cm" svg:y2="15.367cm" draw:start-shape="id6" draw:start-glue-point="1" draw:end-shape="id29" svg:d="M19558 14605h658v762h658">
          <text:p/>
        </draw:connector>
        <draw:rect draw:style-name="gr8" draw:text-style-name="P10" xml:id="id30" draw:id="id30" draw:layer="layout" svg:width="2.794cm" svg:height="1.778cm" svg:x="24.43cm" svg:y="14.732cm">
          <text:p text:style-name="P9"><text:span text:style-name="T8">Buy bottom</text:span></text:p>
          <text:p text:style-name="P9"><text:span text:style-name="T8"><text:s/></text:span><text:span text:style-name="T8">plate </text:span></text:p>
          <text:p text:style-name="P9"><text:span text:style-name="T8">material</text:span></text:p>
        </draw:rect>
        <draw:connector draw:style-name="gr4" draw:text-style-name="P9" draw:layer="layout" svg:x1="23.668cm" svg:y1="15.367cm" svg:x2="24.43cm" svg:y2="15.621cm" draw:start-shape="id29" draw:start-glue-point="1" draw:end-shape="id30" draw:end-glue-point="3" svg:d="M23668 15367h381v254h381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1.737cm" svg:x="1.4cm" svg:y="0.82cm" presentation:class="title" presentation:user-transformed="true">
          <draw:text-box>
            <text:p>Decision flow – Build plate</text:p>
          </draw:text-box>
        </draw:frame>
        <draw:rect draw:style-name="gr3" draw:text-style-name="P10" xml:id="id31" draw:id="id31" draw:layer="layout" svg:width="2.794cm" svg:height="1.27cm" svg:x="2.032cm" svg:y="4.064cm">
          <text:p text:style-name="P9"><text:span text:style-name="T8">Build plate </text:span></text:p>
          <text:p text:style-name="P9"><text:span text:style-name="T8">Size?</text:span></text:p>
        </draw:rect>
        <draw:rect draw:style-name="gr3" draw:text-style-name="P10" xml:id="id40" draw:id="id40" draw:layer="layout" svg:width="2.794cm" svg:height="1.27cm" svg:x="2.032cm" svg:y="13.462cm">
          <text:p text:style-name="P9"><text:span text:style-name="T8">Build plate </text:span></text:p>
          <text:p text:style-name="P9"><text:span text:style-name="T8">Structure?</text:span></text:p>
        </draw:rect>
        <draw:rect draw:style-name="gr3" draw:text-style-name="P10" xml:id="id41" draw:id="id41" draw:layer="layout" svg:width="2.794cm" svg:height="1.27cm" svg:x="6.604cm" svg:y="13.462cm">
          <text:p text:style-name="P9"><text:span text:style-name="T8">Lift <text:s/>rough</text:span></text:p>
          <text:p text:style-name="P9"><text:span text:style-name="T8">design</text:span></text:p>
        </draw:rect>
        <draw:rect draw:style-name="gr8" draw:text-style-name="P10" xml:id="id42" draw:id="id42" draw:layer="layout" svg:width="2.794cm" svg:height="1.27cm" svg:x="10.16cm" svg:y="13.462cm">
          <text:p text:style-name="P9"><text:span text:style-name="T8">Buy lift </text:span></text:p>
          <text:p text:style-name="P9"><text:span text:style-name="T8">material</text:span></text:p>
        </draw:rect>
        <draw:rect draw:style-name="gr3" draw:text-style-name="P10" xml:id="id32" draw:id="id32" draw:layer="layout" svg:width="2.794cm" svg:height="1.27cm" svg:x="6.604cm" svg:y="4.064cm">
          <text:p text:style-name="P9"><text:span text:style-name="T8">Build plate </text:span></text:p>
          <text:p text:style-name="P9"><text:span text:style-name="T8">Style?</text:span></text:p>
        </draw:rect>
        <draw:rect draw:style-name="gr3" draw:text-style-name="P10" xml:id="id33" draw:id="id33" draw:layer="layout" svg:width="2.794cm" svg:height="1.27cm" svg:x="9.906cm" svg:y="4.064cm">
          <text:p text:style-name="P9"><text:span text:style-name="T8">Select </text:span></text:p>
          <text:p text:style-name="P9"><text:span text:style-name="T8">Build plate </text:span></text:p>
        </draw:rect>
        <draw:rect draw:style-name="gr8" draw:text-style-name="P10" xml:id="id34" draw:id="id34" draw:layer="layout" svg:width="2.794cm" svg:height="1.27cm" svg:x="13.716cm" svg:y="4.064cm">
          <text:p text:style-name="P9"><text:span text:style-name="T8">Buy </text:span></text:p>
          <text:p text:style-name="P9"><text:span text:style-name="T8">build plate(s)</text:span></text:p>
        </draw:rect>
        <draw:rect draw:style-name="gr3" draw:text-style-name="P10" xml:id="id35" draw:id="id35" draw:layer="layout" svg:width="2.794cm" svg:height="2.286cm" svg:x="6.604cm" svg:y="5.842cm">
          <text:p text:style-name="P9"><text:span text:style-name="T8">Bed heater</text:span></text:p>
          <text:p text:style-name="P9"><text:span text:style-name="T8">Style?</text:span></text:p>
          <text:p text:style-name="P9"><text:span text:style-name="T8">AC/DC?</text:span></text:p>
          <text:p text:style-name="P9"><text:span text:style-name="T8">Make/Buy?</text:span></text:p>
        </draw:rect>
        <draw:rect draw:style-name="gr3" draw:text-style-name="P10" xml:id="id37" draw:id="id37" draw:layer="layout" svg:width="2.794cm" svg:height="1.27cm" svg:x="9.906cm" svg:y="5.842cm">
          <text:p text:style-name="P9"><text:span text:style-name="T8">Select </text:span></text:p>
          <text:p text:style-name="P9"><text:span text:style-name="T8">Bed heater </text:span></text:p>
        </draw:rect>
        <draw:rect draw:style-name="gr8" draw:text-style-name="P10" xml:id="id38" draw:id="id38" draw:layer="layout" svg:width="2.794cm" svg:height="1.27cm" svg:x="13.716cm" svg:y="5.842cm">
          <text:p text:style-name="P9"><text:span text:style-name="T8">Buy </text:span></text:p>
          <text:p text:style-name="P9"><text:span text:style-name="T8">Bed material</text:span></text:p>
        </draw:rect>
        <draw:rect draw:style-name="gr8" draw:text-style-name="P10" xml:id="id39" draw:id="id39" draw:layer="layout" svg:width="2.794cm" svg:height="1.27cm" svg:x="13.716cm" svg:y="7.366cm">
          <text:p text:style-name="P9"><text:span text:style-name="T8">Buy </text:span></text:p>
          <text:p text:style-name="P9"><text:span text:style-name="T8">Bed heater</text:span></text:p>
        </draw:rect>
        <draw:connector draw:style-name="gr4" draw:text-style-name="P9" draw:layer="layout" svg:x1="4.826cm" svg:y1="4.699cm" svg:x2="6.604cm" svg:y2="4.699cm" draw:start-shape="id31" draw:start-glue-point="1" draw:end-shape="id32" draw:end-glue-point="3" svg:d="M4826 4699h1778">
          <text:p/>
        </draw:connector>
        <draw:connector draw:style-name="gr4" draw:text-style-name="P9" draw:layer="layout" svg:x1="9.398cm" svg:y1="4.699cm" svg:x2="9.906cm" svg:y2="4.699cm" draw:start-shape="id32" draw:start-glue-point="1" draw:end-shape="id33" svg:d="M9398 4699h508">
          <text:p/>
        </draw:connector>
        <draw:connector draw:style-name="gr4" draw:text-style-name="P9" draw:layer="layout" svg:x1="12.7cm" svg:y1="4.699cm" svg:x2="13.716cm" svg:y2="4.699cm" draw:start-shape="id33" draw:start-glue-point="1" draw:end-shape="id34" svg:d="M12700 4699h1016">
          <text:p/>
        </draw:connector>
        <draw:connector draw:style-name="gr4" draw:text-style-name="P9" draw:layer="layout" svg:x1="4.826cm" svg:y1="4.699cm" svg:x2="4.826cm" svg:y2="4.699cm" draw:start-shape="id31" draw:start-glue-point="1" draw:end-shape="id31" svg:d="M4826 4699z">
          <text:p/>
        </draw:connector>
        <draw:connector draw:style-name="gr4" draw:text-style-name="P9" xml:id="id36" draw:id="id36" draw:layer="layout" svg:x1="9.398cm" svg:y1="6.985cm" svg:x2="9.398cm" svg:y2="6.985cm" draw:start-shape="id35" draw:end-shape="id35" draw:end-glue-point="1" svg:d="M9398 6985z">
          <text:p/>
        </draw:connector>
        <draw:connector draw:style-name="gr4" draw:text-style-name="P9" draw:layer="layout" svg:x1="9.398cm" svg:y1="6.985cm" svg:x2="9.906cm" svg:y2="6.477cm" draw:start-shape="id36" draw:start-glue-point="0" draw:end-shape="id37" draw:end-glue-point="3" svg:d="M9398 6985v-508h508">
          <text:p/>
        </draw:connector>
        <draw:connector draw:style-name="gr4" draw:text-style-name="P9" draw:layer="layout" svg:x1="12.7cm" svg:y1="6.477cm" svg:x2="13.716cm" svg:y2="6.477cm" draw:start-shape="id37" draw:start-glue-point="1" draw:end-shape="id38" draw:end-glue-point="3" svg:d="M12700 6477h1016">
          <text:p/>
        </draw:connector>
        <draw:connector draw:style-name="gr4" draw:text-style-name="P9" draw:layer="layout" svg:x1="12.7cm" svg:y1="6.477cm" svg:x2="13.716cm" svg:y2="8.001cm" draw:start-shape="id37" draw:start-glue-point="1" draw:end-shape="id39" draw:end-glue-point="3" svg:d="M12700 6477h508v1524h508">
          <text:p/>
        </draw:connector>
        <draw:connector draw:style-name="gr4" draw:text-style-name="P9" draw:layer="layout" svg:x1="4.826cm" svg:y1="14.097cm" svg:x2="6.604cm" svg:y2="14.097cm" draw:start-shape="id40" draw:start-glue-point="1" draw:end-shape="id41" draw:end-glue-point="3" svg:d="M4826 14097h1778">
          <text:p/>
        </draw:connector>
        <draw:connector draw:style-name="gr4" draw:text-style-name="P9" draw:layer="layout" svg:x1="9.398cm" svg:y1="14.097cm" svg:x2="10.16cm" svg:y2="14.097cm" draw:start-shape="id41" draw:start-glue-point="1" draw:end-shape="id42" draw:end-glue-point="3" svg:d="M9398 14097h762">
          <text:p/>
        </draw:connector>
        <draw:rect draw:style-name="gr3" draw:text-style-name="P10" xml:id="id43" draw:id="id43" draw:layer="layout" svg:width="3.556cm" svg:height="1.27cm" svg:x="9.652cm" svg:y="9.214cm">
          <text:p text:style-name="P9"><text:span text:style-name="T8">Select </text:span></text:p>
          <text:p text:style-name="P9"><text:span text:style-name="T8">Bed heater SSR</text:span></text:p>
        </draw:rect>
        <draw:rect draw:style-name="gr8" draw:text-style-name="P10" xml:id="id44" draw:id="id44" draw:layer="layout" svg:width="3.556cm" svg:height="1.27cm" svg:x="13.716cm" svg:y="9.214cm">
          <text:p text:style-name="P9"><text:span text:style-name="T8">Buy </text:span></text:p>
          <text:p text:style-name="P9"><text:span text:style-name="T8">Bed heater SSR</text:span></text:p>
        </draw:rect>
        <draw:connector draw:style-name="gr4" draw:text-style-name="P9" draw:layer="layout" svg:x1="11.303cm" svg:y1="7.112cm" svg:x2="11.43cm" svg:y2="9.214cm" draw:start-shape="id37" draw:start-glue-point="2" draw:end-shape="id43" draw:end-glue-point="0" svg:d="M11303 7112v1051h127v1051">
          <text:p/>
        </draw:connector>
        <draw:connector draw:style-name="gr4" draw:text-style-name="P9" draw:layer="layout" svg:x1="13.208cm" svg:y1="9.849cm" svg:x2="13.716cm" svg:y2="9.849cm" draw:start-shape="id43" draw:start-glue-point="1" draw:end-shape="id44" svg:d="M13208 9849h508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1.737cm" svg:x="1.4cm" svg:y="0.82cm" presentation:class="title" presentation:user-transformed="true">
          <draw:text-box>
            <text:p>Decision flow – Build plate</text:p>
          </draw:text-box>
        </draw:frame>
        <draw:rect draw:style-name="gr3" draw:text-style-name="P10" xml:id="id45" draw:id="id45" draw:layer="layout" svg:width="2.794cm" svg:height="1.27cm" svg:x="2.032cm" svg:y="4.064cm">
          <text:p text:style-name="P9"><text:span text:style-name="T8">Build plate </text:span></text:p>
          <text:p text:style-name="P9"><text:span text:style-name="T8">Size?</text:span></text:p>
        </draw:rect>
        <draw:rect draw:style-name="gr3" draw:text-style-name="P10" xml:id="id54" draw:id="id54" draw:layer="layout" svg:width="2.794cm" svg:height="1.27cm" svg:x="2.032cm" svg:y="13.462cm">
          <text:p text:style-name="P9"><text:span text:style-name="T8">Build plate </text:span></text:p>
          <text:p text:style-name="P9"><text:span text:style-name="T8">Structure?</text:span></text:p>
        </draw:rect>
        <draw:rect draw:style-name="gr3" draw:text-style-name="P10" xml:id="id55" draw:id="id55" draw:layer="layout" svg:width="2.794cm" svg:height="1.27cm" svg:x="6.604cm" svg:y="13.462cm">
          <text:p text:style-name="P9"><text:span text:style-name="T8">Lift <text:s/>rough</text:span></text:p>
          <text:p text:style-name="P9"><text:span text:style-name="T8">design</text:span></text:p>
        </draw:rect>
        <draw:rect draw:style-name="gr8" draw:text-style-name="P10" xml:id="id56" draw:id="id56" draw:layer="layout" svg:width="2.794cm" svg:height="1.27cm" svg:x="10.16cm" svg:y="13.462cm">
          <text:p text:style-name="P9"><text:span text:style-name="T8">Buy lift </text:span></text:p>
          <text:p text:style-name="P9"><text:span text:style-name="T8">material</text:span></text:p>
        </draw:rect>
        <draw:rect draw:style-name="gr3" draw:text-style-name="P10" xml:id="id46" draw:id="id46" draw:layer="layout" svg:width="2.794cm" svg:height="1.27cm" svg:x="6.604cm" svg:y="4.064cm">
          <text:p text:style-name="P9"><text:span text:style-name="T8">Build plate </text:span></text:p>
          <text:p text:style-name="P9"><text:span text:style-name="T8">Style?</text:span></text:p>
        </draw:rect>
        <draw:rect draw:style-name="gr3" draw:text-style-name="P10" xml:id="id47" draw:id="id47" draw:layer="layout" svg:width="2.794cm" svg:height="1.27cm" svg:x="9.906cm" svg:y="4.064cm">
          <text:p text:style-name="P9"><text:span text:style-name="T8">Select </text:span></text:p>
          <text:p text:style-name="P9"><text:span text:style-name="T8">Build plate </text:span></text:p>
        </draw:rect>
        <draw:rect draw:style-name="gr8" draw:text-style-name="P10" xml:id="id48" draw:id="id48" draw:layer="layout" svg:width="2.794cm" svg:height="1.27cm" svg:x="13.716cm" svg:y="4.064cm">
          <text:p text:style-name="P9"><text:span text:style-name="T8">Buy </text:span></text:p>
          <text:p text:style-name="P9"><text:span text:style-name="T8">build plate(s)</text:span></text:p>
        </draw:rect>
        <draw:rect draw:style-name="gr3" draw:text-style-name="P10" xml:id="id49" draw:id="id49" draw:layer="layout" svg:width="2.794cm" svg:height="2.286cm" svg:x="6.604cm" svg:y="5.842cm">
          <text:p text:style-name="P9"><text:span text:style-name="T8">Bed heater</text:span></text:p>
          <text:p text:style-name="P9"><text:span text:style-name="T8">Style?</text:span></text:p>
          <text:p text:style-name="P9"><text:span text:style-name="T8">AC/DC?</text:span></text:p>
          <text:p text:style-name="P9"><text:span text:style-name="T8">Make/Buy?</text:span></text:p>
        </draw:rect>
        <draw:rect draw:style-name="gr3" draw:text-style-name="P10" xml:id="id51" draw:id="id51" draw:layer="layout" svg:width="2.794cm" svg:height="1.27cm" svg:x="9.906cm" svg:y="5.842cm">
          <text:p text:style-name="P9"><text:span text:style-name="T8">Select </text:span></text:p>
          <text:p text:style-name="P9"><text:span text:style-name="T8">Bed heater </text:span></text:p>
        </draw:rect>
        <draw:rect draw:style-name="gr8" draw:text-style-name="P10" xml:id="id52" draw:id="id52" draw:layer="layout" svg:width="2.794cm" svg:height="1.27cm" svg:x="13.716cm" svg:y="5.842cm">
          <text:p text:style-name="P9"><text:span text:style-name="T8">Buy </text:span></text:p>
          <text:p text:style-name="P9"><text:span text:style-name="T8">Bed material</text:span></text:p>
        </draw:rect>
        <draw:rect draw:style-name="gr8" draw:text-style-name="P10" xml:id="id53" draw:id="id53" draw:layer="layout" svg:width="2.794cm" svg:height="1.27cm" svg:x="13.716cm" svg:y="7.366cm">
          <text:p text:style-name="P9"><text:span text:style-name="T8">Buy </text:span></text:p>
          <text:p text:style-name="P9"><text:span text:style-name="T8">Bed heater</text:span></text:p>
        </draw:rect>
        <draw:connector draw:style-name="gr4" draw:text-style-name="P9" draw:layer="layout" svg:x1="4.826cm" svg:y1="4.699cm" svg:x2="6.604cm" svg:y2="4.699cm" draw:start-shape="id45" draw:start-glue-point="1" draw:end-shape="id46" draw:end-glue-point="3" svg:d="M4826 4699h1778">
          <text:p/>
        </draw:connector>
        <draw:connector draw:style-name="gr4" draw:text-style-name="P9" draw:layer="layout" svg:x1="9.398cm" svg:y1="4.699cm" svg:x2="9.906cm" svg:y2="4.699cm" draw:start-shape="id46" draw:start-glue-point="1" draw:end-shape="id47" svg:d="M9398 4699h508">
          <text:p/>
        </draw:connector>
        <draw:connector draw:style-name="gr4" draw:text-style-name="P9" draw:layer="layout" svg:x1="12.7cm" svg:y1="4.699cm" svg:x2="13.716cm" svg:y2="4.699cm" draw:start-shape="id47" draw:start-glue-point="1" draw:end-shape="id48" svg:d="M12700 4699h1016">
          <text:p/>
        </draw:connector>
        <draw:connector draw:style-name="gr4" draw:text-style-name="P9" draw:layer="layout" svg:x1="4.826cm" svg:y1="4.699cm" svg:x2="4.826cm" svg:y2="4.699cm" draw:start-shape="id45" draw:start-glue-point="1" draw:end-shape="id45" svg:d="M4826 4699z">
          <text:p/>
        </draw:connector>
        <draw:connector draw:style-name="gr4" draw:text-style-name="P9" xml:id="id50" draw:id="id50" draw:layer="layout" svg:x1="9.398cm" svg:y1="6.985cm" svg:x2="9.398cm" svg:y2="6.985cm" draw:start-shape="id49" draw:end-shape="id49" draw:end-glue-point="1" svg:d="M9398 6985z">
          <text:p/>
        </draw:connector>
        <draw:connector draw:style-name="gr4" draw:text-style-name="P9" draw:layer="layout" svg:x1="9.398cm" svg:y1="6.985cm" svg:x2="9.906cm" svg:y2="6.477cm" draw:start-shape="id50" draw:start-glue-point="0" draw:end-shape="id51" draw:end-glue-point="3" svg:d="M9398 6985v-508h508">
          <text:p/>
        </draw:connector>
        <draw:connector draw:style-name="gr4" draw:text-style-name="P9" draw:layer="layout" svg:x1="12.7cm" svg:y1="6.477cm" svg:x2="13.716cm" svg:y2="6.477cm" draw:start-shape="id51" draw:start-glue-point="1" draw:end-shape="id52" draw:end-glue-point="3" svg:d="M12700 6477h1016">
          <text:p/>
        </draw:connector>
        <draw:connector draw:style-name="gr4" draw:text-style-name="P9" draw:layer="layout" svg:x1="12.7cm" svg:y1="6.477cm" svg:x2="13.716cm" svg:y2="8.001cm" draw:start-shape="id51" draw:start-glue-point="1" draw:end-shape="id53" draw:end-glue-point="3" svg:d="M12700 6477h508v1524h508">
          <text:p/>
        </draw:connector>
        <draw:connector draw:style-name="gr4" draw:text-style-name="P9" draw:layer="layout" svg:x1="4.826cm" svg:y1="14.097cm" svg:x2="6.604cm" svg:y2="14.097cm" draw:start-shape="id54" draw:start-glue-point="1" draw:end-shape="id55" draw:end-glue-point="3" svg:d="M4826 14097h1778">
          <text:p/>
        </draw:connector>
        <draw:connector draw:style-name="gr4" draw:text-style-name="P9" draw:layer="layout" svg:x1="9.398cm" svg:y1="14.097cm" svg:x2="10.16cm" svg:y2="14.097cm" draw:start-shape="id55" draw:start-glue-point="1" draw:end-shape="id56" draw:end-glue-point="3" svg:d="M9398 14097h762">
          <text:p/>
        </draw:connector>
        <draw:rect draw:style-name="gr3" draw:text-style-name="P10" xml:id="id57" draw:id="id57" draw:layer="layout" svg:width="3.556cm" svg:height="1.27cm" svg:x="9.652cm" svg:y="9.214cm">
          <text:p text:style-name="P9"><text:span text:style-name="T8">Select </text:span></text:p>
          <text:p text:style-name="P9"><text:span text:style-name="T8">Bed heater SSR</text:span></text:p>
        </draw:rect>
        <draw:rect draw:style-name="gr8" draw:text-style-name="P10" xml:id="id58" draw:id="id58" draw:layer="layout" svg:width="3.556cm" svg:height="1.27cm" svg:x="13.716cm" svg:y="9.214cm">
          <text:p text:style-name="P9"><text:span text:style-name="T8">Buy </text:span></text:p>
          <text:p text:style-name="P9"><text:span text:style-name="T8">Bed heater SSR</text:span></text:p>
        </draw:rect>
        <draw:connector draw:style-name="gr4" draw:text-style-name="P9" draw:layer="layout" svg:x1="11.303cm" svg:y1="7.112cm" svg:x2="11.43cm" svg:y2="9.214cm" draw:start-shape="id51" draw:start-glue-point="2" draw:end-shape="id57" draw:end-glue-point="0" svg:d="M11303 7112v1051h127v1051">
          <text:p/>
        </draw:connector>
        <draw:connector draw:style-name="gr4" draw:text-style-name="P9" draw:layer="layout" svg:x1="13.208cm" svg:y1="9.849cm" svg:x2="13.716cm" svg:y2="9.849cm" draw:start-shape="id57" draw:start-glue-point="1" draw:end-shape="id58" svg:d="M13208 9849h508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1.737cm" svg:x="1.4cm" svg:y="0.82cm" presentation:class="title" presentation:user-transformed="true">
          <draw:text-box>
            <text:p>Decision flow – XY mechanics</text:p>
          </draw:text-box>
        </draw:frame>
        <draw:rect draw:style-name="gr3" draw:text-style-name="P10" xml:id="id70" draw:id="id70" draw:layer="layout" svg:width="3.048cm" svg:height="1.016cm" svg:x="1.778cm" svg:y="4.318cm">
          <text:p text:style-name="P9"><text:span text:style-name="T8">Belt layout?</text:span></text:p>
        </draw:rect>
        <draw:rect draw:style-name="gr3" draw:text-style-name="P10" xml:id="id64" draw:id="id64" draw:layer="layout" svg:width="3.048cm" svg:height="2.794cm" svg:x="2.01cm" svg:y="14.768cm">
          <text:p text:style-name="P9"><text:span text:style-name="T8">Belt motor</text:span></text:p>
          <text:p text:style-name="P9"><text:span text:style-name="T8">NEMA 17?</text:span></text:p>
          <text:p text:style-name="P9"><text:span text:style-name="T8">NEMA 23?</text:span></text:p>
          <text:p text:style-name="P9"><text:span text:style-name="T8">Steps?</text:span></text:p>
          <text:p text:style-name="P9"><text:span text:style-name="T8">Torque?</text:span></text:p>
        </draw:rect>
        <draw:rect draw:style-name="gr3" draw:text-style-name="P10" xml:id="id59" draw:id="id59" draw:layer="layout" svg:width="3.048cm" svg:height="1.778cm" svg:x="2.01cm" svg:y="12.228cm">
          <text:p text:style-name="P9"><text:span text:style-name="T8">Belt:</text:span></text:p>
          <text:p text:style-name="P9"><text:span text:style-name="T8"><text:s/></text:span><text:span text:style-name="T8">Width?</text:span></text:p>
          <text:p text:style-name="P9"><text:span text:style-name="T8">Material?</text:span></text:p>
        </draw:rect>
        <draw:rect draw:style-name="gr3" draw:text-style-name="P10" xml:id="id67" draw:id="id67" draw:layer="layout" svg:width="3.556cm" svg:height="1.016cm" svg:x="7.62cm" svg:y="8.672cm">
          <text:p text:style-name="P9"><text:span text:style-name="T8">Motor locations?</text:span></text:p>
        </draw:rect>
        <draw:rect draw:style-name="gr3" draw:text-style-name="P10" xml:id="id61" draw:id="id61" draw:layer="layout" svg:width="3.556cm" svg:height="1.778cm" svg:x="7.62cm" svg:y="9.942cm">
          <text:p text:style-name="P9"><text:span text:style-name="T8">Idler pulley count</text:span></text:p>
          <text:p text:style-name="P9"><text:span text:style-name="T8">Toothed?</text:span></text:p>
          <text:p text:style-name="P9"><text:span text:style-name="T8">Smooth?</text:span></text:p>
        </draw:rect>
        <draw:rect draw:style-name="gr3" draw:text-style-name="P10" xml:id="id62" draw:id="id62" draw:layer="layout" svg:width="3.81cm" svg:height="1.27cm" svg:x="11.938cm" svg:y="9.942cm">
          <text:p text:style-name="P9"><text:span text:style-name="T8">Idler pulley mount </text:span></text:p>
          <text:p text:style-name="P9"><text:span text:style-name="T8">rough design</text:span></text:p>
        </draw:rect>
        <draw:rect draw:style-name="gr8" draw:text-style-name="P10" xml:id="id63" draw:id="id63" draw:layer="layout" svg:width="5.08cm" svg:height="1.27cm" svg:x="16.51cm" svg:y="9.942cm">
          <text:p text:style-name="P9"><text:span text:style-name="T8">Buy idler pulley mount </text:span></text:p>
          <text:p text:style-name="P9"><text:span text:style-name="T8">material</text:span></text:p>
        </draw:rect>
        <draw:rect draw:style-name="gr8" draw:text-style-name="P10" xml:id="id60" draw:id="id60" draw:layer="layout" svg:width="3.556cm" svg:height="1.016cm" svg:x="11.938cm" svg:y="11.72cm">
          <text:p text:style-name="P9"><text:span text:style-name="T8">Buy idler pulleys</text:span></text:p>
        </draw:rect>
        <draw:connector draw:style-name="gr4" draw:text-style-name="P9" draw:layer="layout" svg:x1="5.058cm" svg:y1="13.117cm" svg:x2="11.938cm" svg:y2="12.228cm" draw:start-shape="id59" draw:start-glue-point="1" draw:end-shape="id60" draw:end-glue-point="3" svg:d="M5058 13117h3440v-889h3440">
          <text:p/>
        </draw:connector>
        <draw:connector draw:style-name="gr4" draw:text-style-name="P9" draw:layer="layout" svg:x1="9.398cm" svg:y1="11.72cm" svg:x2="11.938cm" svg:y2="12.228cm" draw:start-shape="id61" draw:start-glue-point="2" draw:end-shape="id60" draw:end-glue-point="3" svg:d="M9398 11720v508h2540">
          <text:p/>
        </draw:connector>
        <draw:connector draw:style-name="gr4" draw:text-style-name="P9" draw:layer="layout" svg:x1="11.176cm" svg:y1="10.831cm" svg:x2="11.938cm" svg:y2="10.577cm" draw:start-shape="id61" draw:start-glue-point="1" draw:end-shape="id62" draw:end-glue-point="3" svg:d="M11176 10831h381v-254h381">
          <text:p/>
        </draw:connector>
        <draw:connector draw:style-name="gr4" draw:text-style-name="P9" draw:layer="layout" svg:x1="15.748cm" svg:y1="10.577cm" svg:x2="16.51cm" svg:y2="10.577cm" draw:start-shape="id62" draw:start-glue-point="1" draw:end-shape="id63" draw:end-glue-point="3" svg:d="M15748 10577h762">
          <text:p/>
        </draw:connector>
        <draw:rect draw:style-name="gr8" draw:text-style-name="P10" xml:id="id65" draw:id="id65" draw:layer="layout" svg:width="3.556cm" svg:height="1.016cm" svg:x="7.62cm" svg:y="15.63cm">
          <text:p text:style-name="P9"><text:span text:style-name="T8">Buy X/Y motors</text:span></text:p>
        </draw:rect>
        <draw:connector draw:style-name="gr4" draw:text-style-name="P9" draw:layer="layout" svg:x1="5.058cm" svg:y1="16.165cm" svg:x2="7.62cm" svg:y2="16.138cm" draw:start-shape="id64" draw:start-glue-point="1" draw:end-shape="id65" svg:d="M5058 16165h1281v-27h1281">
          <text:p/>
        </draw:connector>
        <draw:rect draw:style-name="gr8" draw:text-style-name="P10" xml:id="id66" draw:id="id66" draw:layer="layout" svg:width="3.556cm" svg:height="1.016cm" svg:x="11.938cm" svg:y="13.244cm">
          <text:p text:style-name="P9"><text:span text:style-name="T8">Buy belts</text:span></text:p>
        </draw:rect>
        <draw:connector draw:style-name="gr4" draw:text-style-name="P9" draw:layer="layout" draw:line-skew="0.25cm" svg:x1="6.858cm" svg:y1="13.117cm" svg:x2="11.938cm" svg:y2="13.752cm" draw:end-shape="id66" draw:end-glue-point="3" svg:d="M6858 13117h2540v635h2540">
          <text:p/>
        </draw:connector>
        <draw:rect draw:style-name="gr3" draw:text-style-name="P10" xml:id="id68" draw:id="id68" draw:layer="layout" svg:width="3.81cm" svg:height="1.778cm" svg:x="12.192cm" svg:y="7.91cm">
          <text:p text:style-name="P9"><text:span text:style-name="T8">Motor mount </text:span></text:p>
          <text:p text:style-name="P9"><text:span text:style-name="T8">rough design</text:span></text:p>
          <text:p text:style-name="P9"><text:span text:style-name="T8">Coupled/direct?</text:span></text:p>
        </draw:rect>
        <draw:connector draw:style-name="gr4" draw:text-style-name="P9" draw:layer="layout" svg:x1="11.176cm" svg:y1="9.18cm" svg:x2="12.192cm" svg:y2="8.799cm" draw:start-shape="id67" draw:start-glue-point="1" draw:end-shape="id68" draw:end-glue-point="3" svg:d="M11176 9180h508v-381h508">
          <text:p/>
        </draw:connector>
        <draw:rect draw:style-name="gr8" draw:text-style-name="P10" xml:id="id69" draw:id="id69" draw:layer="layout" svg:width="5.08cm" svg:height="1.27cm" svg:x="17.272cm" svg:y="7.91cm">
          <text:p text:style-name="P9"><text:span text:style-name="T8">Buy motor mount </text:span></text:p>
          <text:p text:style-name="P9"><text:span text:style-name="T8">material (couplers?)</text:span></text:p>
        </draw:rect>
        <draw:connector draw:style-name="gr4" draw:text-style-name="P9" draw:layer="layout" svg:x1="15.748cm" svg:y1="10.577cm" svg:x2="17.272cm" svg:y2="8.545cm" draw:end-shape="id69" draw:end-glue-point="3" svg:d="M15748 10577h512v-2032h1012">
          <text:p/>
        </draw:connector>
        <draw:rect draw:style-name="gr3" draw:text-style-name="P10" xml:id="id72" draw:id="id72" draw:layer="layout" svg:width="3.81cm" svg:height="1.27cm" svg:x="11.684cm" svg:y="4.064cm">
          <text:p text:style-name="P9"><text:span text:style-name="T8">Max </text:span></text:p>
          <text:p text:style-name="P9"><text:span text:style-name="T8">Y-rail length</text:span></text:p>
        </draw:rect>
        <draw:rect draw:style-name="gr3" draw:text-style-name="P10" xml:id="id76" draw:id="id76" draw:layer="layout" svg:width="3.81cm" svg:height="1.27cm" svg:x="11.684cm" svg:y="5.588cm">
          <text:p text:style-name="P9"><text:span text:style-name="T8">Max </text:span></text:p>
          <text:p text:style-name="P9"><text:span text:style-name="T8">X-rail length</text:span></text:p>
        </draw:rect>
        <draw:rect draw:style-name="gr3" draw:text-style-name="P10" xml:id="id73" draw:id="id73" draw:layer="layout" svg:width="3.81cm" svg:height="1.27cm" svg:x="16.002cm" svg:y="4.064cm">
          <text:p text:style-name="P9"><text:span text:style-name="T8">Select Y-Rails</text:span></text:p>
          <text:p text:style-name="P9"><text:span text:style-name="T8"/></text:p>
        </draw:rect>
        <draw:rect draw:style-name="gr3" draw:text-style-name="P10" xml:id="id77" draw:id="id77" draw:layer="layout" svg:width="3.81cm" svg:height="1.27cm" svg:x="16.002cm" svg:y="5.588cm">
          <text:p text:style-name="P9"><text:span text:style-name="T8">Select X-Rail </text:span></text:p>
        </draw:rect>
        <draw:rect draw:style-name="gr3" draw:text-style-name="P10" xml:id="id71" draw:id="id71" draw:layer="layout" svg:width="3.81cm" svg:height="1.27cm" svg:x="7.62cm" svg:y="4.064cm">
          <text:p text:style-name="P9"><text:span text:style-name="T8">Rough Y-rail </text:span></text:p>
          <text:p text:style-name="P9"><text:span text:style-name="T8">location</text:span></text:p>
        </draw:rect>
        <draw:rect draw:style-name="gr3" draw:text-style-name="P10" xml:id="id75" draw:id="id75" draw:layer="layout" svg:width="3.81cm" svg:height="1.27cm" svg:x="7.62cm" svg:y="5.588cm">
          <text:p text:style-name="P9"><text:span text:style-name="T8">Rough X-rail </text:span></text:p>
          <text:p text:style-name="P9"><text:span text:style-name="T8">location</text:span></text:p>
        </draw:rect>
        <draw:rect draw:style-name="gr8" draw:text-style-name="P10" xml:id="id74" draw:id="id74" draw:layer="layout" svg:width="3.81cm" svg:height="1.27cm" svg:x="20.066cm" svg:y="4.064cm">
          <text:p text:style-name="P9"><text:span text:style-name="T8">Buy Y-Rails</text:span></text:p>
          <text:p text:style-name="P9"><text:span text:style-name="T8"/></text:p>
        </draw:rect>
        <draw:rect draw:style-name="gr8" draw:text-style-name="P10" xml:id="id78" draw:id="id78" draw:layer="layout" svg:width="3.81cm" svg:height="1.27cm" svg:x="20.066cm" svg:y="5.588cm">
          <text:p text:style-name="P9"><text:span text:style-name="T8">Buy X-Rail </text:span></text:p>
        </draw:rect>
        <draw:connector draw:style-name="gr4" draw:text-style-name="P9" draw:layer="layout" svg:x1="4.826cm" svg:y1="4.826cm" svg:x2="7.62cm" svg:y2="4.699cm" draw:start-shape="id70" draw:start-glue-point="1" draw:end-shape="id71" draw:end-glue-point="3" svg:d="M4826 4826h1397v-127h1397">
          <text:p/>
        </draw:connector>
        <draw:connector draw:style-name="gr4" draw:text-style-name="P9" draw:layer="layout" svg:x1="11.43cm" svg:y1="4.699cm" svg:x2="11.684cm" svg:y2="4.699cm" draw:start-shape="id71" draw:start-glue-point="1" draw:end-shape="id72" draw:end-glue-point="3" svg:d="M11430 4699h254">
          <text:p/>
        </draw:connector>
        <draw:connector draw:style-name="gr4" draw:text-style-name="P9" draw:layer="layout" svg:x1="15.494cm" svg:y1="4.699cm" svg:x2="16.002cm" svg:y2="4.699cm" draw:start-shape="id72" draw:start-glue-point="1" draw:end-shape="id73" draw:end-glue-point="3" svg:d="M15494 4699h508">
          <text:p/>
        </draw:connector>
        <draw:connector draw:style-name="gr10" draw:text-style-name="P9" draw:layer="layout" svg:x1="19.812cm" svg:y1="4.699cm" svg:x2="20.066cm" svg:y2="4.699cm" draw:start-shape="id73" draw:start-glue-point="1" draw:end-shape="id74" draw:end-glue-point="3" svg:d="M19812 4699h254">
          <text:p/>
        </draw:connector>
        <draw:connector draw:style-name="gr4" draw:text-style-name="P9" draw:layer="layout" svg:x1="4.826cm" svg:y1="4.826cm" svg:x2="7.62cm" svg:y2="6.223cm" draw:start-shape="id70" draw:start-glue-point="1" draw:end-shape="id75" svg:d="M4826 4826h1397v1397h1397">
          <text:p/>
        </draw:connector>
        <draw:connector draw:style-name="gr4" draw:text-style-name="P9" draw:layer="layout" svg:x1="11.43cm" svg:y1="6.223cm" svg:x2="11.684cm" svg:y2="6.223cm" draw:start-shape="id75" draw:start-glue-point="1" draw:end-shape="id76" draw:end-glue-point="3" svg:d="M11430 6223h254">
          <text:p/>
        </draw:connector>
        <draw:connector draw:style-name="gr4" draw:text-style-name="P9" draw:layer="layout" svg:x1="15.494cm" svg:y1="6.223cm" svg:x2="16.002cm" svg:y2="6.223cm" draw:start-shape="id76" draw:start-glue-point="1" draw:end-shape="id77" draw:end-glue-point="3" svg:d="M15494 6223h508">
          <text:p/>
        </draw:connector>
        <draw:connector draw:style-name="gr10" draw:text-style-name="P9" draw:layer="layout" svg:x1="19.812cm" svg:y1="6.223cm" svg:x2="20.066cm" svg:y2="6.223cm" draw:start-shape="id77" draw:start-glue-point="1" draw:end-shape="id78" draw:end-glue-point="3" svg:d="M19812 6223h254">
          <text:p/>
        </draw:connector>
        <draw:connector draw:style-name="gr4" draw:text-style-name="P9" draw:layer="layout" svg:x1="4.826cm" svg:y1="4.826cm" svg:x2="7.62cm" svg:y2="9.18cm" draw:start-shape="id70" draw:start-glue-point="1" draw:end-shape="id67" draw:end-glue-point="3" svg:d="M4826 4826h1397v4354h1397">
          <text:p/>
        </draw:connector>
        <draw:connector draw:style-name="gr4" draw:text-style-name="P9" draw:layer="layout" svg:x1="4.826cm" svg:y1="4.826cm" svg:x2="7.62cm" svg:y2="10.831cm" draw:start-shape="id70" draw:start-glue-point="1" draw:end-shape="id61" draw:end-glue-point="3" svg:d="M4826 4826h1397v6005h1397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1.737cm" svg:x="1.4cm" svg:y="0.82cm" presentation:class="title" presentation:user-transformed="true">
          <draw:text-box>
            <text:p>Decision flow – Electronics</text:p>
          </draw:text-box>
        </draw:frame>
        <draw:rect draw:style-name="gr3" draw:text-style-name="P10" draw:layer="layout" svg:width="6.096cm" svg:height="1.778cm" svg:x="2.032cm" svg:y="4.572cm">
          <text:p text:style-name="P9"><text:span text:style-name="T8">HW control board</text:span></text:p>
          <text:p text:style-name="P9"><text:span text:style-name="T8">8 vs 32 bit?</text:span></text:p>
          <text:p text:style-name="P9"><text:span text:style-name="T8"/></text:p>
        </draw:rect>
        <draw:rect draw:style-name="gr3" draw:text-style-name="P10" draw:layer="layout" svg:width="3.556cm" svg:height="1.27cm" svg:x="9.652cm" svg:y="4.572cm">
          <text:p text:style-name="P9"><text:span text:style-name="T8">Select </text:span></text:p>
          <text:p text:style-name="P9"><text:span text:style-name="T8">controller board</text:span></text:p>
        </draw:rect>
        <draw:rect draw:style-name="gr5" draw:text-style-name="P10" draw:layer="layout" svg:width="6.096cm" svg:height="6.096cm" svg:x="10.414cm" svg:y="9.144cm">
          <text:p text:style-name="P11"><text:span text:style-name="T8">Power budget</text:span></text:p>
          <text:list text:style-name="L1">
            <text:list-item>
              <text:p text:style-name="P12"><text:span text:style-name="T8">Control board</text:span></text:p>
            </text:list-item>
            <text:list-item>
              <text:p text:style-name="P12"><text:span text:style-name="T8">Bed heater</text:span></text:p>
            </text:list-item>
            <text:list-item>
              <text:p text:style-name="P12"><text:span text:style-name="T8">XY motors</text:span></text:p>
            </text:list-item>
            <text:list-item>
              <text:p text:style-name="P12"><text:span text:style-name="T8">Zmotor(s)</text:span></text:p>
            </text:list-item>
            <text:list-item>
              <text:p text:style-name="P12"><text:span text:style-name="T8">Extruder(s)</text:span></text:p>
            </text:list-item>
            <text:list-item>
              <text:p text:style-name="P12"><text:span text:style-name="T8">Hot end(s)</text:span></text:p>
            </text:list-item>
            <text:list-item>
              <text:p text:style-name="P12"><text:span text:style-name="T8">LEDs</text:span></text:p>
            </text:list-item>
            <text:list-item>
              <text:p text:style-name="P12"><text:span text:style-name="T8">(Enclosure cooling fan)</text:span></text:p>
            </text:list-item>
            <text:list-item>
              <text:p text:style-name="P12"><text:span text:style-name="T8">PSU efficiency</text:span></text:p>
            </text:list-item>
          </text:list>
          <text:p text:style-name="P9"><text:span text:style-name="T8"/></text:p>
        </draw:rect>
        <draw:rect draw:style-name="gr8" draw:text-style-name="P10" draw:layer="layout" svg:width="3.556cm" svg:height="1.27cm" svg:x="13.716cm" svg:y="4.572cm">
          <text:p text:style-name="P9"><text:span text:style-name="T8">Buy </text:span></text:p>
          <text:p text:style-name="P9"><text:span text:style-name="T8">controller board</text:span></text:p>
        </draw:rect>
        <draw:rect draw:style-name="gr3" draw:text-style-name="P10" draw:layer="layout" svg:width="3.556cm" svg:height="1.27cm" svg:x="9.652cm" svg:y="6.096cm">
          <text:p text:style-name="P9"><text:span text:style-name="T8">Select </text:span></text:p>
          <text:p text:style-name="P9"><text:span text:style-name="T8">User Interface</text:span></text:p>
        </draw:rect>
        <draw:rect draw:style-name="gr8" draw:text-style-name="P10" draw:layer="layout" svg:width="3.556cm" svg:height="1.27cm" svg:x="13.716cm" svg:y="6.096cm">
          <text:p text:style-name="P9"><text:span text:style-name="T8">Buy </text:span></text:p>
          <text:p text:style-name="P9"><text:span text:style-name="T8">User interface</text:span></text:p>
        </draw:rect>
        <draw:rect draw:style-name="gr3" draw:text-style-name="P10" draw:layer="layout" svg:width="3.556cm" svg:height="1.27cm" svg:x="17.272cm" svg:y="10.668cm">
          <text:p text:style-name="P9"><text:span text:style-name="T8">Select </text:span></text:p>
          <text:p text:style-name="P9"><text:span text:style-name="T8">Power supply</text:span></text:p>
        </draw:rect>
        <draw:rect draw:style-name="gr8" draw:text-style-name="P10" draw:layer="layout" svg:width="3.556cm" svg:height="1.27cm" svg:x="21.282cm" svg:y="10.668cm">
          <text:p text:style-name="P9"><text:span text:style-name="T8">Buy </text:span></text:p>
          <text:p text:style-name="P9"><text:span text:style-name="T8">Power supply</text:span></text:p>
        </draw:rect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1.737cm" svg:x="1.4cm" svg:y="0.82cm" presentation:class="title" presentation:user-transformed="true">
          <draw:text-box>
            <text:p>Decision flow – X crossbar</text:p>
          </draw:text-box>
        </draw:frame>
        <draw:rect draw:style-name="gr3" draw:text-style-name="P10" draw:layer="layout" svg:width="2.794cm" svg:height="0.762cm" svg:x="2.54cm" svg:y="4.318cm">
          <text:p text:style-name="P9"><text:span text:style-name="T8">Belt layout</text:span></text:p>
        </draw:rect>
        <draw:rect draw:style-name="gr8" draw:text-style-name="P10" xml:id="id80" draw:id="id80" draw:layer="layout" svg:width="4.064cm" svg:height="1.27cm" svg:x="8.382cm" svg:y="5.588cm">
          <text:p text:style-name="P9"><text:span text:style-name="T8">Buy </text:span></text:p>
          <text:p text:style-name="P9"><text:span text:style-name="T8">Materials for gantry</text:span></text:p>
        </draw:rect>
        <draw:rect draw:style-name="gr3" draw:text-style-name="P10" xml:id="id79" draw:id="id79" draw:layer="layout" svg:width="4.572cm" svg:height="0.762cm" svg:x="2.54cm" svg:y="5.842cm">
          <text:p text:style-name="P9"><text:span text:style-name="T8">Rough Gantry design</text:span></text:p>
        </draw:rect>
        <draw:rect draw:style-name="gr3" draw:text-style-name="P10" xml:id="id81" draw:id="id81" draw:layer="layout" svg:width="4.572cm" svg:height="1.524cm" svg:x="2.54cm" svg:y="7.366cm">
          <text:p text:style-name="P9"><text:span text:style-name="T8">If tool changing - </text:span></text:p>
          <text:p text:style-name="P9"><text:span text:style-name="T8">Tool holder selection</text:span></text:p>
        </draw:rect>
        <draw:rect draw:style-name="gr3" draw:text-style-name="P10" xml:id="id83" draw:id="id83" draw:layer="layout" svg:width="4.572cm" svg:height="0.762cm" svg:x="2.54cm" svg:y="9.652cm">
          <text:p text:style-name="P9"><text:span text:style-name="T8">Extruder selection</text:span></text:p>
        </draw:rect>
        <draw:rect draw:style-name="gr3" draw:text-style-name="P10" xml:id="id85" draw:id="id85" draw:layer="layout" svg:width="4.572cm" svg:height="0.762cm" svg:x="2.54cm" svg:y="11.176cm">
          <text:p text:style-name="P9"><text:span text:style-name="T8">Hot end <text:s/>selection</text:span></text:p>
        </draw:rect>
        <draw:rect draw:style-name="gr8" draw:text-style-name="P10" xml:id="id86" draw:id="id86" draw:layer="layout" svg:width="3.556cm" svg:height="1.27cm" svg:x="8.382cm" svg:y="10.922cm">
          <text:p text:style-name="P9"><text:span text:style-name="T8">Buy </text:span></text:p>
          <text:p text:style-name="P9"><text:span text:style-name="T8">Hot end</text:span></text:p>
        </draw:rect>
        <draw:rect draw:style-name="gr8" draw:text-style-name="P10" xml:id="id84" draw:id="id84" draw:layer="layout" svg:width="3.556cm" svg:height="1.27cm" svg:x="8.382cm" svg:y="9.398cm">
          <text:p text:style-name="P9"><text:span text:style-name="T8">Buy </text:span></text:p>
          <text:p text:style-name="P9"><text:span text:style-name="T8">Extruder</text:span></text:p>
        </draw:rect>
        <draw:rect draw:style-name="gr8" draw:text-style-name="P10" xml:id="id82" draw:id="id82" draw:layer="layout" svg:width="5.334cm" svg:height="1.27cm" svg:x="8.382cm" svg:y="7.366cm">
          <text:p text:style-name="P9"><text:span text:style-name="T8">Buy </text:span></text:p>
          <text:p text:style-name="P9"><text:span text:style-name="T8">Materials for tool changer</text:span></text:p>
        </draw:rect>
        <draw:connector draw:style-name="gr4" draw:text-style-name="P9" draw:layer="layout" svg:x1="7.112cm" svg:y1="6.223cm" svg:x2="8.382cm" svg:y2="6.223cm" draw:start-shape="id79" draw:start-glue-point="1" draw:end-shape="id80" svg:d="M7112 6223h1270">
          <text:p/>
        </draw:connector>
        <draw:connector draw:style-name="gr4" draw:text-style-name="P9" draw:layer="layout" svg:x1="7.112cm" svg:y1="8.128cm" svg:x2="8.382cm" svg:y2="8.001cm" draw:start-shape="id81" draw:start-glue-point="1" draw:end-shape="id82" draw:end-glue-point="3" svg:d="M7112 8128h635v-127h635">
          <text:p/>
        </draw:connector>
        <draw:connector draw:style-name="gr4" draw:text-style-name="P9" draw:layer="layout" svg:x1="7.112cm" svg:y1="10.033cm" svg:x2="8.382cm" svg:y2="10.033cm" draw:start-shape="id83" draw:start-glue-point="1" draw:end-shape="id84" draw:end-glue-point="3" svg:d="M7112 10033h1270">
          <text:p/>
        </draw:connector>
        <draw:connector draw:style-name="gr4" draw:text-style-name="P9" draw:layer="layout" svg:x1="7.112cm" svg:y1="11.557cm" svg:x2="8.382cm" svg:y2="11.557cm" draw:start-shape="id85" draw:start-glue-point="1" draw:end-shape="id86" draw:end-glue-point="3" svg:d="M7112 11557h1270">
          <text:p/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19-11-25T06:50:45.41</meta:creation-date>
    <meta:editing-duration>PT6H43M38S</meta:editing-duration>
    <meta:editing-cycles>16</meta:editing-cycles>
    <dc:date>2019-11-27T08:16:38.69</dc:date>
    <dc:creator>m m</dc:creator>
    <meta:generator>OpenOffice/4.1.7$Win32 OpenOffice.org_project/417m1$Build-9800</meta:generator>
    <meta:document-statistic meta:object-count="263"/>
  </office:meta>
</office:document-meta>
</file>